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198in" fo:orphans="2" fo:widows="2" fo:text-indent="0in" style:auto-text-indent="false" fo:padding="0in" fo:border="none" fo:keep-with-next="always"/>
    </style:style>
    <style:style style:name="P2" style:family="paragraph" style:parent-style-name="Text_20_body">
      <style:paragraph-properties fo:margin-left="0in" fo:margin-right="0in" fo:margin-top="0in" fo:margin-bottom="0in" style:line-height-at-least="0.1665in" fo:orphans="2" fo:widows="2" fo:text-indent="0in" style:auto-text-indent="false" fo:padding="0in" fo:border="none"/>
      <style:text-properties fo:font-variant="normal" fo:text-transform="none" fo:color="#222222" style:font-name="inherit" fo:font-size="8.25pt" fo:letter-spacing="normal" fo:font-style="normal" fo:font-weight="normal"/>
    </style:style>
    <style:style style:name="P3" style:family="paragraph" style:parent-style-name="Text_20_body" style:list-style-name="L1">
      <style:paragraph-properties fo:margin-left="0in" fo:margin-right="0in" fo:margin-top="0in" fo:margin-bottom="0in" style:line-height-at-least="0.1252in" fo:orphans="2" fo:widows="2" fo:text-indent="0in" style:auto-text-indent="false" fo:padding="0in" fo:border="none"/>
      <style:text-properties fo:font-variant="normal" fo:text-transform="none" fo:color="#222222" style:font-name="inherit" fo:font-size="8.25pt" fo:letter-spacing="normal" fo:font-style="normal" fo:font-weight="normal"/>
    </style:style>
    <style:style style:name="P4" style:family="paragraph" style:parent-style-name="Text_20_body">
      <style:paragraph-properties fo:margin-left="0in" fo:margin-right="0in" fo:margin-top="0in" fo:margin-bottom="0in" style:line-height-at-least="0.1665in" fo:orphans="2" fo:widows="2" fo:text-indent="0in" style:auto-text-indent="false" fo:padding="0in" fo:border="none"/>
      <style:text-properties fo:font-variant="normal" fo:text-transform="none" fo:color="#222222" style:font-name="inherit" fo:font-size="10pt" fo:letter-spacing="normal" fo:font-style="normal" fo:font-weight="normal"/>
    </style:style>
    <style:style style:name="P5" style:family="paragraph" style:parent-style-name="Text_20_body">
      <style:paragraph-properties fo:margin-left="0in" fo:margin-right="0in" fo:margin-top="0in" fo:margin-bottom="0in" style:line-height-at-least="0.1665in" fo:orphans="2" fo:widows="2" fo:text-indent="0in" style:auto-text-indent="false" fo:padding="0in" fo:border="none"/>
      <style:text-properties fo:font-variant="normal" fo:text-transform="none" fo:color="#222222" fo:letter-spacing="normal"/>
    </style:style>
    <style:style style:name="P6" style:family="paragraph" style:parent-style-name="Text_20_body">
      <style:paragraph-properties fo:margin-left="0in" fo:margin-right="0in" fo:margin-top="0in" fo:margin-bottom="0in" style:line-height-at-least="0.1665in" fo:orphans="2" fo:widows="2" fo:text-indent="0in" style:auto-text-indent="false" fo:padding="0in" fo:border="none"/>
    </style:style>
    <style:style style:name="P7" style:family="paragraph" style:parent-style-name="Text_20_body">
      <style:paragraph-properties fo:margin-left="0.4in" fo:margin-right="0in" fo:margin-top="0in" fo:margin-bottom="0in" style:line-height-at-least="0.198in" fo:orphans="2" fo:widows="2" fo:text-indent="-0.4in" style:auto-text-indent="false" fo:padding="0in" fo:border="none" fo:keep-with-next="always"/>
    </style:style>
    <style:style style:name="T1" style:family="text">
      <style:text-properties style:font-name="inherit" fo:font-size="10pt" fo:font-style="normal" fo:font-weight="normal"/>
    </style:style>
    <style:style style:name="T2" style:family="text">
      <style:text-properties fo:font-variant="normal" fo:text-transform="none" fo:color="#4f81bd" style:font-name="inherit" fo:font-size="13pt" fo:letter-spacing="normal" fo:font-style="normal" fo:font-weight="bold"/>
    </style:style>
    <style:style style:name="T3" style:family="text">
      <style:text-properties fo:font-variant="normal" fo:text-transform="none" fo:color="#222222" style:font-name="inherit" fo:font-size="8.25pt" fo:letter-spacing="normal" fo:font-style="italic" fo:font-weight="normal"/>
    </style:style>
    <style:style style:name="T4" style:family="text">
      <style:text-properties fo:font-variant="normal" fo:text-transform="none" fo:color="#222222" style:font-name="inherit" fo:font-size="8.25pt" fo:letter-spacing="normal" fo:font-style="normal" fo:font-weight="normal"/>
    </style:style>
    <style:style style:name="T5" style:family="text">
      <style:text-properties fo:font-variant="normal" fo:text-transform="none" fo:color="#222222" style:font-name="inherit" fo:font-size="8.25pt" fo:letter-spacing="normal" fo:font-style="normal" fo:font-weight="bold"/>
    </style:style>
    <style:style style:name="T6" style:family="text">
      <style:text-properties fo:font-size="10pt"/>
    </style:style>
    <style:style style:name="T7" style:family="text">
      <style:text-properties fo:color="#0000ff" fo:font-size="10pt"/>
    </style:style>
    <style:style style:name="T8" style:family="text">
      <style:text-properties fo:color="#0000ff" style:font-name="inherit" fo:font-size="9.75pt" fo:font-style="normal" fo:font-weight="normal"/>
    </style:style>
    <style:style style:name="T9" style:family="text">
      <style:text-properties fo:color="#0000ff" fo:font-size="9.75pt"/>
    </style:style>
    <style:style style:name="T10" style:family="text">
      <style:text-properties fo:color="#008000" style:font-name="inherit" fo:font-size="9.75pt" fo:font-style="normal" fo:font-weight="normal"/>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2">Question 1: Distance from a Rectangle</text:span></text:span></text:p>
      <text:p text:style-name="P6"><text:span text:style-name="Emphasis"><text:span text:style-name="T3">We expect this question to take approximately 20-40 minutes.</text:span></text:span></text:p>
      <text:p text:style-name="P2">Write a function that tests if a point falls within a specified distance (“dist”) of any part of a solid, 2D rectangle.  The rectangle is specified by the bottom left corner, a width, and a height.</text:p>
      <text:p text:style-name="P2">A function prototype and data structures you can assume exist are supplied below. You may make additions to the structures if you deem it appropriate.    If you answer in a different language, you should follow a similar format:</text:p>
      <text:p text:style-name="P2"><text:span text:style-name="T7">struct</text:span> <text:span text:style-name="T6">Point</text:span></text:p>
      <text:p text:style-name="P4">{</text:p>
      <text:p text:style-name="P5">      <text:span text:style-name="T8">float</text:span><text:span text:style-name="T1"> x;</text:span></text:p>
      <text:p text:style-name="P5">      <text:span text:style-name="T8">float</text:span><text:span text:style-name="T1"> y;</text:span></text:p>
      <text:p text:style-name="P4">};</text:p>
      <text:p text:style-name="P2"><text:span text:style-name="T7">struct</text:span> <text:span text:style-name="T6">Rectangle</text:span></text:p>
      <text:p text:style-name="P4">{</text:p>
      <text:p text:style-name="P5">      <text:span text:style-name="T1">Point bottomLeft;</text:span></text:p>
      <text:p text:style-name="P5">      <text:span text:style-name="T8">float</text:span><text:span text:style-name="T1"> width;</text:span></text:p>
      <text:p text:style-name="P5">      <text:span text:style-name="T8">float</text:span><text:span text:style-name="T1"> height;</text:span></text:p>
      <text:p text:style-name="P4">};</text:p>
      <text:p text:style-name="P2"><text:span text:style-name="T7">bool</text:span> <text:span text:style-name="T6">IsPointWithinDistOfRectangle( const Rectangle&amp; rect, const Point&amp; point,</text:span><text:span text:style-name="T9">float</text:span><text:span text:style-name="T6"> dist)</text:span></text:p>
      <text:p text:style-name="P4">{</text:p>
      <text:p text:style-name="P5">      <text:span text:style-name="T10">// TODO: implement</text:span></text:p>
      <text:p text:style-name="P4">}</text:p>
      <text:p text:style-name="P1"><text:span text:style-name="Strong_20_Emphasis"><text:span text:style-name="T2">Question 2: Swapping Nodes</text:span></text:span></text:p>
      <text:p text:style-name="P6"><text:span text:style-name="Emphasis"><text:span text:style-name="T3">We expect this question to take approximately 20-40 minutes.</text:span></text:span></text:p>
      <text:p text:style-name="P6"><text:span text:style-name="T4">Write a function to swap two nodes in a singly-linked list.  Assume you do not have access to the data component of the elements (and thus you </text:span><text:span text:style-name="Strong_20_Emphasis"><text:span text:style-name="T5">cannot</text:span></text:span><text:span text:style-name="T4"> just swap the data).</text:span></text:p>
      <text:p text:style-name="P2">Below is an example of a possible Node data type.  You may use this definition or another of your choosing.</text:p>
      <text:p text:style-name="P2"><text:span text:style-name="T7">struct</text:span> <text:span text:style-name="T6">Node</text:span></text:p>
      <text:p text:style-name="P4">{</text:p>
      <text:p text:style-name="P5">      <text:span text:style-name="T1">Node* next;</text:span></text:p>
      <text:p text:style-name="P5">      <text:span text:style-name="T1">Data data;</text:span></text:p>
      <text:p text:style-name="P4">};</text:p>
      <text:p text:style-name="P7"><text:span text:style-name="Strong_20_Emphasis"><text:span text:style-name="T2">Question 3:  Implement a game of dice</text:span></text:span></text:p>
      <text:p text:style-name="P6"><text:span text:style-name="Emphasis"><text:span text:style-name="T3">We expect this question to take approximately 60-90 minutes.</text:span></text:span></text:p>
      <text:p text:style-name="P2">You are being asked to design and implement a simple game of dice with two players—a human player and a computer controlled player.  The rules are as follows:</text:p>
      <text:list xml:id="list929603420" text:style-name="L1">
        <text:list-item>
          <text:p text:style-name="P3">The game is divided into “rounds.”  During each round, each player gets one “turn.”</text:p>
        </text:list-item>
        <text:list-item>
          <text:p text:style-name="P3">On a turn the player rolls two six-sided dice.</text:p>
        </text:list-item>
        <text:list-item>
          <text:p text:style-name="P3">The player wins the round that gets a double (or higher double if both get doubles). If neither player gets a double then the higher total wins.  If they both have the same total then the player with the highest number on a die wins.  If they both rolled the same numbers on their dice then the round is a draw and neither player gets a point.</text:p>
        </text:list-item>
        <text:list-item>
          <text:p text:style-name="P3">On the next round the two players switch turns, i.e. the second one to roll becomes the first one to roll and vice versa.</text:p>
        </text:list-item>
        <text:list-item>
          <text:p text:style-name="P3">The rounds continue until the human player decides to quit.</text:p>
        </text:list-item>
      </text:list>
      <text:p text:style-name="P6"><text:span text:style-name="T4">Now, before you go off and implement this game realize there is one catch, the computer player must have a winning average close to 70% but this game of “cheater’s dice” should still appear “almost” random and thus fair to the human player every time it’s played.  So while the game may not follow the above list of rules exactly, it should appear to the player that it does. </text:span><text:span text:style-name="Emphasis"><text:span text:style-name="T3">Provide a short description and then implement the game.  You will not receive full credit without an explanation of how the computer cheats and why it still appears fair.</text:span></text:span><text:span text:style-name="T4">   Comment your code to explain all functionality.  </text:span><text:span text:style-name="Strong_20_Emphasis"><text:span text:style-name="T5">Important Note</text:span></text:span><text:span text:style-name="T4">:  </text:span><text:span text:style-name="Strong_20_Emphasis"><text:span text:style-name="T5">Concentrate on core functionality.  Do not worry about a user interface or other secondary or unrequested features.</text:span></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lan Davis</meta:initial-creator>
    <meta:creation-date>2011-04-22T16:08:33</meta:creation-date>
    <meta:document-statistic meta:table-count="0" meta:image-count="0" meta:object-count="0" meta:page-count="1" meta:paragraph-count="38" meta:word-count="495" meta:character-count="2817"/>
    <dc:date>2011-04-22T16:28:32</dc:date>
    <dc:creator>Allan Davis</dc:creator>
    <meta:editing-duration>PT00H04M48S</meta:editing-duration>
    <meta:editing-cycles>1</meta:editing-cycles>
    <meta:generator>OpenOffice.org/3.2$Linux OpenOffice.org_project/320m19$Build-9505</meta:generator>
  </office:meta>
</office:document-meta>
</file>